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Trebuchet MS"/>
    </style:style>
    <style:style style:name="P2" style:family="paragraph">
      <style:paragraph-properties fo:text-align="center"/>
    </style:style>
    <style:style style:name="P3" style:family="paragraph">
      <style:text-properties style:font-name="Trebuchet MS"/>
    </style:style>
    <style:style style:name="T1" style:family="text">
      <style:text-properties style:font-name="Trebuchet MS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3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445cm" style:run-through="foreground"/>
    </style:style>
    <style:style style:name="gr6" style:family="graphic">
      <style:graphic-properties draw:stroke="none" svg:stroke-color="#000000" draw:fill="none" draw:fill-color="#ffffff" fo:min-height="0.522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1" svg:width="3.553cm" svg:height="1.23cm" svg:x="5.973cm" svg:y="0.254cm"><text:p text:style-name="P1"><text:span text:style-name="T1">Dép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svg:width="0.38cm" svg:height="0.641cm" svg:x="7.612cm" svg:y="1.499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3" draw:style-name="gr1"><draw:rect draw:style-name="gr4" draw:text-style-name="P1" svg:width="4.4cm" svg:height="1.022cm" svg:x="0.067cm" svg:y="0.529cm"><text:p text:style-name="P2"><text:span text:style-name="T1">On pose la question</text:span></text:p><text:p text:style-name="P2"><text:span text:style-name="T1">(visuel - sonore)</text:span></text:p></draw:rect><draw:custom-shape draw:style-name="gr3" svg:width="0.38cm" svg:height="0.66cm" svg:x="1.995cm" svg:y="1.472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0.66cm" svg:x="1.995cm" svg:y="-0.131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4" draw:style-name="gr1"><draw:custom-shape draw:style-name="gr2" draw:text-style-name="P1" svg:width="4.479cm" svg:height="2.154cm" svg:x="-0.032cm" svg:y="3.301cm"><text:p text:style-name="P1"><text:span text:style-name="T1">La réponse est</text:span></text:p><text:p text:style-name="P1"><text:span text:style-name="T1">bonn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svg:width="0.38cm" svg:height="0.74cm" svg:x="1.991cm" svg:y="5.45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1.38cm" draw:transform="rotate (1.5707963267946) translate (4.44676388888889cm 4.54906944444444cm)"><text:p/><draw:enhanced-geometry svg:viewBox="0 0 21600 21600" draw:text-areas="?f0 0 ?f2 ?f5" draw:type="down-arrow" draw:modifiers="19390.5504140283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0.74cm" svg:x="1.991cm" svg:y="5.45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" draw:text-style-name="P3" svg:width="1.013cm" svg:height="0.495cm" svg:x="4.545cm" svg:y="3.812cm"><draw:text-box><text:p><text:span text:style-name="T1">NON</text:span></text:p></draw:text-box></draw:frame><draw:custom-shape draw:style-name="gr3" svg:width="0.38cm" svg:height="0.66cm" svg:x="1.993cm" svg:y="2.641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6" draw:text-style-name="P3" svg:width="0.913cm" svg:height="0.523cm" svg:x="1.377cm" svg:y="5.386cm"><draw:text-box><text:p><text:span text:style-name="T1">OUI</text:span></text:p></draw:text-box></draw:frame></draw:g><draw:g text:anchor-type="paragraph" draw:z-index="1" draw:style-name="gr1"><draw:custom-shape draw:style-name="gr3" svg:width="0.38cm" svg:height="1.248cm" svg:x="13.64cm" svg:y="-0.016cm"><text:p/><draw:enhanced-geometry svg:viewBox="0 0 21600 21600" draw:text-areas="?f0 0 ?f2 ?f5" draw:type="down-arrow" draw:modifiers="18812.27436823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1.056cm" svg:x="13.697cm" svg:y="3.252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draw:style-name="gr4" draw:text-style-name="P1" svg:width="4.481cm" svg:height="2.022cm" svg:x="11.686cm" svg:y="1.231cm"><text:p text:style-name="P2"><text:span text:style-name="T1">Un message de</text:span></text:p><text:p text:style-name="P2"><text:span text:style-name="T1"><text:s/></text:span><text:span text:style-name="T1">« Bonne réponse »</text:span></text:p><text:p text:style-name="P2"><text:span text:style-name="T1">apparaît </text:span></text:p><text:p text:style-name="P2"><text:span text:style-name="T1">(visuelle sonore)</text:span></text:p></draw:rect><draw:custom-shape draw:style-name="gr3" svg:width="0.38cm" svg:height="1.056cm" svg:x="13.697cm" svg:y="3.252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5" draw:style-name="gr1"><draw:rect draw:style-name="gr4" draw:text-style-name="P1" svg:width="4.405cm" svg:height="2.022cm" svg:x="6.602cm" svg:y="3.452cm"><text:p text:style-name="P2"><text:span text:style-name="T1">Un message de</text:span></text:p><text:p text:style-name="P2"><text:span text:style-name="T1">« Mauvaise réponse »</text:span></text:p><text:p text:style-name="P2"><text:span text:style-name="T1">apparaît </text:span></text:p><text:p text:style-name="P2"><text:span text:style-name="T1">(Visuelle et sonore )</text:span></text:p></draw:rect><draw:custom-shape draw:style-name="gr3" svg:width="0.38cm" svg:height="0.884cm" svg:x="8.578cm" svg:y="5.473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0.74cm" svg:x="8.622cm" svg:y="2.713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6" draw:style-name="gr1"><draw:rect draw:style-name="gr4" draw:text-style-name="P1" svg:width="4.405cm" svg:height="1.648cm" svg:x="12.704cm" svg:y="5.507cm"><text:p text:style-name="P2"><text:span text:style-name="T1">Le nombre de points</text:span></text:p><text:p text:style-name="P2"><text:span text:style-name="T1">de pénalités augmente</text:span></text:p><text:p text:style-name="P2"><text:span text:style-name="T1">et s'affiche</text:span></text:p></draw:rect><draw:custom-shape draw:style-name="gr3" svg:width="0.38cm" svg:height="0.906cm" svg:x="14.653cm" svg:y="7.15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0.884cm" svg:x="14.648cm" svg:y="4.623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2" draw:style-name="gr1"><draw:rect draw:style-name="gr4" draw:text-style-name="P1" svg:width="4.405cm" svg:height="1.648cm" svg:x="0.642cm" svg:y="7.839cm"><text:p text:style-name="P2"><text:span text:style-name="T1">Le nombre de points</text:span></text:p><text:p text:style-name="P2"><text:span text:style-name="T1">de pénalités</text:span></text:p><text:p text:style-name="P2"><text:span text:style-name="T1">s'affiche</text:span></text:p></draw:rect><draw:custom-shape draw:style-name="gr3" svg:width="0.38cm" svg:height="0.846cm" svg:x="2.563cm" svg:y="9.486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" svg:width="0.38cm" svg:height="1.056cm" svg:x="2.542cm" svg:y="6.784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7" draw:style-name="gr1"><draw:custom-shape draw:style-name="gr2" draw:text-style-name="P1" svg:width="3.553cm" svg:height="1.23cm" svg:x="7.398cm" svg:y="8.162cm"><text:p text:style-name="P1"><text:span text:style-name="T1">F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svg:width="0.38cm" svg:height="0.846cm" svg:x="8.993cm" svg:y="7.317cm"><text:p/><draw:enhanced-geometry svg:viewBox="0 0 21600 21600" draw:text-areas="?f0 0 ?f2 ?f5" draw:type="down-arrow" draw:modifiers="17078.524945770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0T21:52:27.94</meta:creation-date>
    <meta:document-statistic meta:table-count="0" meta:image-count="0" meta:object-count="0" meta:page-count="1" meta:paragraph-count="0" meta:word-count="0" meta:character-count="0"/>
    <dc:date>2017-12-10T22:22:08.32</dc:date>
    <meta:editing-duration>PT14M17S</meta:editing-duration>
    <meta:editing-cycles>1</meta:editing-cycles>
    <meta:generator>OpenOffice/4.1.1$Win32 OpenOffice.org_project/411m6$Build-9775</meta:generator>
  </office:meta>
</office:document-meta>
</file>